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Content.create(:title =&gt; "Introduction", :subtitle =&gt; "HP at a Glance", :page_id =&gt; "intro", :page_type =&gt; "normal", :page_order =&gt; 0) </text:p>
      <text:p text:style-name="Standard"/>
      <text:p text:style-name="Standard">intro.content_texts.create(:body_text =&gt; "If you are reading this then it looks like you have come here to hear what I have to say and although this may sound like a sales pitch it is real true personal experience with my company. I work for Hewlett Packard (HP) and it has been one of the greatest experiences of my life. HP has been a great starter company for me to really introduce me to the business world. Many of us out there have worked in storefronts or behind counters. We have stocked shelves and sold products. These are great; they make us money but most of them are dead end jobs. This is where HP has come in for me. I now have a great job that gives me new skills at a large company that is not a retailer. This brings me a huge advantage in the long run as well as gives me a new set of skills that can lead to a bigger better job in the future. HP has been the job for me and the following will explain why.") </text:p>
      <text:p text:style-name="Standard"/>
      <text:p text:style-name="Standard">comm=Content.create(:title =&gt; "Communication", :subtitle =&gt; "Type of Communication at HP", :page_id =&gt; "communication", :page_type =&gt; "normal", :page_order =&gt; 1) </text:p>
      <text:p text:style-name="Standard"/>
      <text:p text:style-name="Standard">comm.content_texts.create(:body_text =&gt; "The first major thing I have learned is how to be a better communicator. Communication at a high level, profession software development facility is very important. Many times at the office people are working on different pieces of a large project at the same time. We need to communicate to ensure that we do not end up with multiple groups working on the same problem as well as to make sure all the smaller projects we are working on fit together properly after being introduced into the larger project. We have had times where we have not communicated effectively that we are working on a particular part of the project which has lead to someone accidentally restarting the server we are working on or moving code that was actively being developed. Although we take precautions to make sure we do not lose our work, many times we need to wait for the server to reset or build again. In many cases this can reduce effective work time which costs the company money. Our constant levels of communication help to greatly reduce these sorts of problems.") </text:p>
      <text:p text:style-name="Standard"/>
      <text:p text:style-name="Standard">comm.content_texts.create(:body_text =&gt; "Another way we effectively work on communication is what we call Pairing. Pairing is where two or three developers get together on the same computer to work on a project. At HP we use this to our advantage in many ways. When we pair we can combine our development of a project with the fixing of its bugs. Working with others helps me, as an intern, learn how to improve much faster. Conventional teaching techniques of a book and a computer do not help me very well. At HP we pair with developers because it is impossible to know or learn everything all at once and in pairs we work effectively even in the early stages of our career. Pairing also cuts down on how many mistakes we make. An open group that talks and learns together is capable of a lot more than sitting at a computer alone.") </text:p>
      <text:p text:style-name="Standard"/>
      <text:p text:style-name="Standard">pl=Content.create(:title =&gt; "Programming Languages", :subtitle =&gt; "Types of Programming Languages used at HP", :page_id =&gt; "pl", :page_type =&gt; "normal", :page_order =&gt; 2) </text:p>
      <text:p text:style-name="Standard"/>
      <text:p text:style-name="Standard">pl.content_texts.create(:body_text =&gt; "The second major thing I have learned at HP that has eased my life into my career field is the learning of the programming languages. We use two major programing languages in our work, Ruby and C/C++. <text:s/>Each program has its specific use to make our lives easier here and HP is really good about teaching which language to use in a particular situation. Taking Ruby for instance; Ruby is what we call a “high functioning” language. Ruby was built with the developer goals and time frames in mind. It helps us to work effectively by having predefined “developer <text:soft-page-break/>helpers” which pre-write our code for us, saving us time on repetitive tasks. This allows us to create, test and start using our products right away. It is also not as complicated as previous programming languages. It understands a lot more and can compensate for the human error of the developer much better than many other program created before.") </text:p>
      <text:p text:style-name="Standard"/>
      <text:p text:style-name="Standard">pl.content_texts.create(:body_text =&gt; "Now there is a draw back to Ruby. Although it does help the developer really well on simple tasks, as programs get more in depth and advanced Ruby's abilities to manipulate the code becomes awkward and slow. Therefore, we have a second programming language we use to help us compensate for Ruby's inabilities. C/C++ is not a “High Functioning Language,” but it gets the job done. C++ does not have nearly as many helps as Ruby but closeness to the hardware level (running directly on the computers hardware without “interpreters”) helps to maximize the efficiency of complex tasks and mathematical algorithms. When the code comes to things that Ruby gets lost and confused on, a little bit of help from C++ can really do the trick. C++ requires a little more work and often we need a reference book next to us as we program in this complex language, but its abilities in creating advanced, highly optimized software more than makes up for the difference in coding time. Although these concepts may sound difficult, it should be remembered that weeks ago I had never programmed in either Ruby or C/C++ and HP has helped me to understand these languages and when to effectively use them to make award winning software.") </text:p>
      <text:p text:style-name="Standard"/>
      <text:p text:style-name="Standard">fun=Content.create(:title =&gt; "Enjoying Work", :subtitle =&gt; "Relaxing and Entertaining Times at HP", :page_id =&gt; "fun", :page_type =&gt; "normal", :page_order =&gt; 3) </text:p>
      <text:p text:style-name="Standard"/>
      <text:p text:style-name="Standard">fun.content_texts.create(:body_text =&gt; "The last major topic I would like to cover is how we relax and get along as coworkers at HP. Work can and often is stressful. We sit for many hours a day working on very complex problems like computer vision and image analysis. Projects build up and programs break. Not everything is always easy going and pairing can get tiresome. However, the management at HP works hard to make the environment friendly and productive. Management often tries to make friends with their employees and help them reach new heights in their career. At HP, leadership is all about understanding what is currently going on and creating situations where employees can work really effectively. HP also provides the best top of the line products for programming to ensure the minimization of mistakes, errors, and down time. These certainly do save time and reduce headaches as we work.")</text:p>
      <text:p text:style-name="Standard"/>
      <text:p text:style-name="Standard">fun.content_texts.create(:body_text =&gt; "Lastly HP is active in helping employees enjoy their time at work. The leadership in our office has opened a small recreation room in which we as employees can go to have a little fun and blow off some steam. It is impossible to sit at a desk, sitting shoulder to shoulder with a pairing partner, and coding for 8 to 12 hours a day without a break to relax. Any human being would get tired and frustrated and everyone needs that important break time to socialize and allow the brain to rest. The HP recreation rooms are set up so we as employees can go in and play games to relax, have a good time and build unity within our development teams. I know from personal experience that even if you do not enjoy every single day of work, having a good outlet for recreation can make the day bearable and even enjoyable. ")</text:p>
      <text:p text:style-name="Standard"/>
      <text:p text:style-name="Standard">conclusion=Content.create(:title =&gt; "Working For Us", :subtitle =&gt; "Become an HP Team Member", :page_id =&gt; "conclusion", :page_type =&gt; "normal", :page_order =&gt; 4) </text:p>
      <text:p text:style-name="Standard"/>
      <text:p text:style-name="Standard">conclusion.content_texts.create(:body_text =&gt; "In conclusion joining HP as an intern has been one of the greatest decisions of my life. It has progressed my understanding and made me a better worker in just weeks. While the environment is challenging, it has given me other necessary skills to make me <text:soft-page-break/>more effective in what ever environment I chose as my long term career. HP has help me expand my horizons in the work force and given me new ideas for what I want to work on someday. HP has truly given me the opportunity to be successful and I would recommend working there to anyone looking for a new way to expand their communication skills, their technical skills and their earning potential for their career to come.")</text:p>
      <text:p text:style-name="Standard"/>
      <text:p text:style-name="Standard">reference=Content.create(:title =&gt; "References", :page_id =&gt; "reference", :page_type =&gt; "normal", :page_order =&gt; 5) </text:p>
      <text:p text:style-name="Standard"/>
      <text:p text:style-name="Standard">reference.content_texts.create(:body_text =&gt; "")</text:p>
      <text:p text:style-name="Standard"/>
      <text:p text:style-name="Standard"><text:bookmark-start text:name="__DdeLink__77_394896737"/>iphone=Content.create(:title =&gt; "iPhone Commercial", :subtitle =&gt; "Yeah it's awesome", :page_id =&gt; "iphone", :page_type =&gt; "video", :page_order =&gt; 6)</text:p>
      <text:p text:style-name="Standard"/>
      <text:p text:style-name="Standard">iphone.content_videos.create(:video_uri =&gt; "http://www.youtube.com/embed/LMintO3CRys")<text:bookmark-end text:name="__DdeLink__77_3948967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ta:initial-creator>
    <meta:creation-date>2012-09-19T21:09:30</meta:creation-date>
    <dc:date>2012-09-20T22:44:29</dc:date>
    <dc:creator>Joseph </dc:creator>
    <meta:editing-duration>PT1H23M38S</meta:editing-duration>
    <meta:editing-cycles>12</meta:editing-cycles>
    <meta:generator>LibreOffice/3.5$Linux_X86_64 LibreOffice_project/350m1$Build-2</meta:generator>
    <meta:document-statistic meta:table-count="0" meta:image-count="0" meta:object-count="0" meta:page-count="3" meta:paragraph-count="17" meta:word-count="1460" meta:character-count="8748" meta:non-whitespace-character-count="7293"/>
  </office:meta>
</office:document-meta>
</file>